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0bd6bb" officeooo:paragraph-rsid="000bd6bb" style:font-size-asian="40pt" style:font-size-complex="40pt"/>
    </style:style>
    <style:style style:name="P2" style:family="paragraph" style:parent-style-name="Standard">
      <style:text-properties fo:font-size="40pt" officeooo:rsid="000d06e5" officeooo:paragraph-rsid="000d06e5" style:font-size-asian="40pt" style:font-size-complex="40pt"/>
    </style:style>
    <style:style style:name="P3" style:family="paragraph" style:parent-style-name="Standard">
      <style:text-properties fo:font-size="48pt" officeooo:rsid="000bd6bb" officeooo:paragraph-rsid="000bd6bb" style:font-size-asian="48pt" style:font-size-complex="48pt"/>
    </style:style>
    <style:style style:name="P4" style:family="paragraph" style:parent-style-name="Standard">
      <style:text-properties fo:font-size="48pt" officeooo:rsid="000d06e5" officeooo:paragraph-rsid="000d06e5" style:font-size-asian="48pt" style:font-size-complex="48pt"/>
    </style:style>
    <style:style style:name="T1" style:family="text">
      <style:text-properties officeooo:rsid="000d06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 B C D E F G H I J K L M N O P Q R S T U V W X Y Z</text:p>
      <text:p text:style-name="P3"><text:span text:style-name="T1">0 </text:span>1 2 3 4 5 6 7 8 9</text:p>
      <text:p text:style-name="P1"/>
      <text:p text:style-name="P1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06:02:21.482652029</meta:creation-date>
    <dc:date>2022-12-08T07:51:58.369902599</dc:date>
    <meta:editing-duration>PT8M33S</meta:editing-duration>
    <meta:editing-cycles>1</meta:editing-cycles>
    <meta:document-statistic meta:table-count="0" meta:image-count="0" meta:object-count="0" meta:page-count="1" meta:paragraph-count="2" meta:word-count="36" meta:character-count="70" meta:non-whitespace-character-count="36"/>
    <meta:generator>LibreOffice/7.3.7.2$Linux_X86_64 LibreOffice_project/30$Build-2</meta:generator>
  </office:meta>
</office:document-meta>
</file>